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margin-left="0cm" fo:margin-right="0cm" fo:text-indent="0cm" style:auto-text-indent="false" fo:padding="0.049cm" fo:border="0.06pt solid #e3e3e3"/>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fo:font-weight="bold" style:font-weight-asian="bold" style:font-weight-complex="bold"/>
    </style:style>
    <style:style style:name="P4" style:family="paragraph" style:parent-style-name="Text_20_body" style:list-style-name="L1">
      <style:paragraph-properties fo:margin-left="0cm" fo:margin-right="0cm" fo:text-indent="0cm" style:auto-text-indent="false" fo:padding="0.049cm" fo:border="0.06pt solid #e3e3e3"/>
    </style:style>
    <style:style style:name="P5" style:family="paragraph" style:parent-style-name="Text_20_body" style:list-style-name="L2">
      <style:paragraph-properties fo:margin-left="0cm" fo:margin-right="0cm" fo:text-indent="0cm" style:auto-text-indent="false" fo:padding="0.049cm" fo:border="0.06pt solid #e3e3e3"/>
    </style:style>
    <style:style style:name="P6" style:family="paragraph" style:parent-style-name="Text_20_body">
      <style:paragraph-properties fo:margin-left="0cm" fo:margin-right="0cm" fo:text-indent="0cm" style:auto-text-indent="false" fo:padding="0.049cm" fo:border="0.06pt solid #e3e3e3"/>
      <style:text-properties officeooo:paragraph-rsid="0009d2a1"/>
    </style:style>
    <style:style style:name="T1" style:family="text">
      <style:text-properties loext:padding="0.049cm" loext:border="0.06pt solid #e3e3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hesión y Acoplamiento</text:p>
      <text:p text:style-name="Standard"/>
      <text:p text:style-name="Standard">La cohesión se refiere a la medida en que las responsabilidades de un componente están relacionadas y enfocadas en una sola tarea o concepto. Un componente con alta cohesión tiene un conjunto bien definido de responsabilidades estrechamente relacionadas, lo que facilita su comprensión, mantenimiento y reutilización.</text:p>
      <text:p text:style-name="Standard"/>
      <text:p text:style-name="Standard">Por otro lado, el acoplamiento se refiere a la medida en que los componentes dependen unos de otros. Un alto acoplamiento significa que los componentes están fuertemente interconectados, lo que dificulta realizar cambios sin afectar a otros componentes.</text:p>
      <text:p text:style-name="Standard"/>
      <text:p text:style-name="P2">La diferencia fundamental entre cohesión y acoplamiento en el diseño de software radica en sus enfoques: la cohesión se refiere a qué tan relacionados y centrados están los elementos dentro de una clase o módulo en términos de responsabilidades y funcionalidad común, mientras que el acoplamiento se refiere a la dependencia entre diferentes clases o módulos, indicando qué tan interconectados están y cuánto conocimiento tienen entre sí. </text:p>
      <text:p text:style-name="Standard"/>
      <text:p text:style-name="P3">Principios de SOLID y GRASP</text:p>
      <text:p text:style-name="Standard"/>
      <text:p text:style-name="Standard">Los principios de SOLID y GRASP son dos conjuntos de principios de diseño orientados a objetos que promueven la creación de sistemas software flexibles, mantenibles y escalables.</text:p>
      <text:p text:style-name="Standard"/>
      <text:h text:style-name="Heading_20_3" text:outline-level="3">Principios SOLID:</text:h>
      <text:list text:style-name="L1">
        <text:list-item>
          <text:p text:style-name="P4"><text:span text:style-name="Strong_20_Emphasis"><text:span text:style-name="T1">Principio de responsabilidad única (SRP - Single Responsibility Principle)</text:span></text:span>: Este principio establece que una clase debe tener una única razón para cambiar, es decir, debe tener una sola responsabilidad en el sistema.</text:p>
        </text:list-item>
        <text:list-item>
          <text:p text:style-name="P4"><text:span text:style-name="Strong_20_Emphasis"><text:span text:style-name="T1">Principio de abierto/cerrado (OCP - Open-Closed Principle)</text:span></text:span>: El principio OCP sostiene que las entidades del software deben estar abiertas para la extensión pero cerradas para la modificación.</text:p>
        </text:list-item>
        <text:list-item>
          <text:p text:style-name="P4"><text:span text:style-name="Strong_20_Emphasis"><text:span text:style-name="T1">Principio de sustitución de Liskov (LSP - Liskov Substitution Principle)</text:span></text:span>: El Liskov Substitution Principle establece que los objetos de un programa deben ser reemplazables por instancias de su subtipo sin alterar la corrección del programa.</text:p>
        </text:list-item>
        <text:list-item>
          <text:p text:style-name="P4"><text:span text:style-name="Strong_20_Emphasis"><text:span text:style-name="T1">Principio de segregación de la interfaz (ISP - Interface Segregation Principle)</text:span></text:span>: El ISP establece que los clientes no deben verse obligados a depender de interfaces que no utilicen. En lugar de eso, las interfaces deben ser específicas y contener solo los métodos necesarios para los clientes que las utilizan.</text:p>
        </text:list-item>
        <text:list-item>
          <text:p text:style-name="P4"><text:span text:style-name="Strong_20_Emphasis"><text:span text:style-name="T1">Principio de inversión de dependencias (DIP - Dependency Inversion Principle)</text:span></text:span>: El DIP sugiere que las entidades de alto nivel no deben depender directamente de las entidades de bajo nivel, sino que ambas deben depender de abstracciones. Esto se logra mediante la inversión de la dirección de las dependencias, de modo que las clases de alto nivel dependan de interfaces o clases base en lugar de clases concretas.</text:p>
        </text:list-item>
      </text:list>
      <text:h text:style-name="P1" text:outline-level="3"><text:soft-page-break/>Principios GRASP:</text:h>
      <text:list text:style-name="L2">
        <text:list-item>
          <text:p text:style-name="P5"><text:span text:style-name="Strong_20_Emphasis"><text:span text:style-name="T1">Experto en información (Expert)</text:span></text:span>: Este principio asigna responsabilidades a la clase que posee la información necesaria para llevar a cabo una tarea específica.</text:p>
        </text:list-item>
        <text:list-item>
          <text:p text:style-name="P5"><text:span text:style-name="Strong_20_Emphasis"><text:span text:style-name="T1">Creador (Creator)</text:span></text:span>: El patrón Creator identifica quién debe ser responsable de la creación o instanciación de nuevos objetos o clases. La responsabilidad de crear una instancia debe recaer en la clase que tiene la información necesaria para crearla o que utiliza directamente las instancias creadas.</text:p>
        </text:list-item>
        <text:list-item>
          <text:p text:style-name="P5"><text:span text:style-name="Strong_20_Emphasis"><text:span text:style-name="T1">Controlador (Controller)</text:span></text:span>: El patrón Controller actúa como un intermediario entre una interfaz y el algoritmo que la implementa.</text:p>
        </text:list-item>
        <text:list-item>
          <text:p text:style-name="P5"><text:span text:style-name="Strong_20_Emphasis"><text:span text:style-name="T1">Alta cohesión y bajo acoplamiento</text:span></text:span>: Estos términos describen los objetivos deseados en el diseño de clases. Alta cohesión significa que las responsabilidades de una clase están relacionadas entre sí, mientras que bajo acoplamiento implica que las clases están poco ligadas entre sí, lo que promueve la reutilización y facilita el mantenimiento del sistema.</text:p>
        </text:list-item>
        <text:list-item>
          <text:p text:style-name="P5"><text:span text:style-name="Strong_20_Emphasis"><text:span text:style-name="T1">Polimorfismo (Polymorphism)</text:span></text:span>: El polimorfismo implica asignar responsabilidades a clases que varían en su implementación. Utilizar operaciones polimórficas permite que los objetos puedan comportarse de manera diferente según su tipo, lo que facilita la extensión y adaptación del sistema.</text:p>
        </text:list-item>
        <text:list-item>
          <text:p text:style-name="P5"><text:span text:style-name="Strong_20_Emphasis"><text:span text:style-name="T1">Fabricación pura (Pure Fabrication)</text:span></text:span>: Este principio implica introducir una clase artificial en el diseño para mejorar la cohesión, el acoplamiento y la reutilización del código. La fabricación pura se utiliza cuando una clase no representa un objeto real del dominio del problema, pero su introducción mejora la estructura del sistema.</text:p>
        </text:list-item>
        <text:list-item>
          <text:p text:style-name="P5"><text:span text:style-name="Strong_20_Emphasis"><text:span text:style-name="T1">Indirección (Indirection)</text:span></text:span>: La indirección implica asignar la responsabilidad de mediar entre dos clases a un tercer elemento intermedio.</text:p>
        </text:list-item>
        <text:list-item>
          <text:p text:style-name="P5"><text:span text:style-name="Strong_20_Emphasis"><text:span text:style-name="T1">Variaciones Protegidas (Protected Variations)</text:span></text:span>: Este principio busca proteger el sistema del cambio anticipando posibles variaciones y envolviendo esas partes en interfaces. Se utiliza el polimorfismo para crear varias implementaciones y minimizar la dependencia del sistema de una implementación específica.</text:p>
        </text:list-item>
      </text:list>
      <text:p text:style-name="Standard"/>
      <text:p text:style-name="P6"><text:span text:style-name="Strong_20_Emphasis"><text:span text:style-name="T1">SRP</text:span></text:span></text:p>
      <text:p text:style-name="P6"><text:span text:style-name="Strong_20_Emphasis"><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1T21:04:45.447000000</meta:creation-date>
    <dc:date>2024-04-02T17:16:59.224000000</dc:date>
    <meta:editing-duration>PT1H25M28S</meta:editing-duration>
    <meta:editing-cycles>2</meta:editing-cycles>
    <meta:generator>LibreOffice/7.6.4.1$Windows_X86_64 LibreOffice_project/e19e193f88cd6c0525a17fb7a176ed8e6a3e2aa1</meta:generator>
    <meta:document-statistic meta:table-count="0" meta:image-count="0" meta:object-count="0" meta:page-count="2" meta:paragraph-count="22" meta:word-count="698" meta:character-count="4674" meta:non-whitespace-character-count="4010"/>
  </office:meta>
</office:document-meta>
</file>